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order-left="2.01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face</text:p>
          </table:table-cell>
          <table:table-cell table:style-name="ce4" office:value-type="string" calcext:value-type="string">
            <text:p>portrait</text:p>
          </table:table-cell>
          <table:table-cell table:number-columns-repeated="2"/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runett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upper_body</text:p>
          </table:table-cell>
          <table:table-cell table:style-name="ce4" office:value-type="string" calcext:value-type="string">
            <text:p>album</text:p>
          </table:table-cell>
          <table:table-cell table:number-columns-repeated="2"/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rown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ink</text:p>
          </table:table-cell>
          <table:table-cell table:number-columns-repeated="2" office:value-type="string" calcext:value-type="string">
            <text:p>middle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down-body</text:p>
          </table:table-cell>
          <table:table-cell table:style-name="ce4" office:value-type="string" calcext:value-type="string">
            <text:p>square</text:p>
          </table:table-cell>
          <table:table-cell table:number-columns-repeated="2"/>
          <table:table-cell table:style-name="ce4" office:value-type="string" calcext:value-type="string">
            <text:p>straight</text:p>
          </table:table-cell>
          <table:table-cell table:style-name="ce4" office:value-type="string" calcext:value-type="string">
            <text:p>blon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tanned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whole_body</text:p>
          </table:table-cell>
          <table:table-cell table:number-columns-repeated="3"/>
          <table:table-cell table:style-name="ce4" office:value-type="string" calcext:value-type="string">
            <text:p>waving</text:p>
          </table:table-cell>
          <table:table-cell table:style-name="ce4" office:value-type="string" calcext:value-type="string">
            <text:p>redhair</text:p>
          </table:table-cell>
          <table:table-cell table:number-columns-repeated="2" office:value-type="string" calcext:value-type="string">
            <text:p>heavy</text:p>
          </table:table-cell>
          <table:table-cell/>
          <table:table-cell table:number-columns-repeated="2" office:value-type="string" calcext:value-type="string">
            <text:p>specific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ultiple_body</text:p>
          </table:table-cell>
          <table:table-cell table:number-columns-repeated="3"/>
          <table:table-cell table:style-name="ce4" office:value-type="string" calcext:value-type="string">
            <text:p>curly</text:p>
          </table:table-cell>
          <table:table-cell table:style-name="ce4"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asian</text:p>
          </table:table-cell>
          <table:table-cell office:value-type="string" calcext:value-type="string">
            <text:p>stocking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haircut</text:p>
          </table:table-cell>
          <table:table-cell table:style-name="ce4" office:value-type="string" calcext:value-type="string">
            <text:p>nohair</text:p>
          </table:table-cell>
          <table:table-cell table:number-columns-repeated="7"/>
          <table:table-cell office:value-type="string" calcext:value-type="string">
            <text:p>pantyhose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cosplay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img_numb</text:p>
          </table:table-cell>
          <table:table-cell table:style-name="ce1" office:value-type="string" calcext:value-type="string">
            <text:p>img_type</text:p>
          </table:table-cell>
          <table:table-cell table:style-name="ce1" office:value-type="string" calcext:value-type="string">
            <text:p>img_fill</text:p>
          </table:table-cell>
          <table:table-cell office:value-type="string" calcext:value-type="string">
            <text:p>img_orient</text:p>
          </table:table-cell>
          <table:table-cell office:value-type="string" calcext:value-type="string">
            <text:p>img_size</text:p>
          </table:table-cell>
          <table:table-cell office:value-type="string" calcext:value-type="string">
            <text:p>img_dpi</text:p>
          </table:table-cell>
          <table:table-cell office:value-type="string" calcext:value-type="string">
            <text:p>hair_type</text:p>
          </table:table-cell>
          <table:table-cell office:value-type="string" calcext:value-type="string">
            <text:p>hair_color</text:p>
          </table:table-cell>
          <table:table-cell office:value-type="string" calcext:value-type="string">
            <text:p>makeup_total</text:p>
          </table:table-cell>
          <table:table-cell office:value-type="string" calcext:value-type="string">
            <text:p>eye_makeup_amount</text:p>
          </table:table-cell>
          <table:table-cell office:value-type="string" calcext:value-type="string">
            <text:p>eye_makeup_color</text:p>
          </table:table-cell>
          <table:table-cell office:value-type="string" calcext:value-type="string">
            <text:p>eye_ocular_color</text:p>
          </table:table-cell>
          <table:table-cell office:value-type="string" calcext:value-type="string">
            <text:p>lips_makeup_color</text:p>
          </table:table-cell>
          <table:table-cell office:value-type="string" calcext:value-type="string">
            <text:p>lips_size</text:p>
          </table:table-cell>
          <table:table-cell office:value-type="string" calcext:value-type="string">
            <text:p>skin_color_tan</text:p>
          </table:table-cell>
          <table:table-cell office:value-type="string" calcext:value-type="string">
            <text:p>dress_type</text:p>
          </table:table-cell>
          <table:table-cell office:value-type="string" calcext:value-type="string">
            <text:p>dress_color</text:p>
          </table:table-cell>
        </table:table-row>
        <table:table-row table:style-name="ro2">
          <table:table-cell office:value-type="string" calcext:value-type="string">
            <text:p>Stack_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1_img_of_001_stack.j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alb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_img_of_001_stack.jp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album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003_img_of_001_stack.jpg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04_img_of_001_stack.bmp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005_img_of_001_stack.bmp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06_img_of_001_stack.bmp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07_img_of_001_stack.bmp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08_img_of_001_stack.bmp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09_img_of_001_stack.bmp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0_img_of_001_stack.bmp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1_img_of_001_stack.bmp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2_img_of_001_stack.bmp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3_img_of_001_stack.bmp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4_img_of_001_stack.bmp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5_img_of_001_stack.bmp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6_img_of_001_stack.bmp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7_img_of_001_stack.bmp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8_img_of_001_stack.bmp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19_img_of_001_stack.bmp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0_img_of_001_stack.bmp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1_img_of_001_stack.bmp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2_img_of_001_stack.bmp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3_img_of_001_stack.bmp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4_img_of_001_stack.bmp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5_img_of_001_stack.bmp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6_img_of_001_stack.bmp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7_img_of_001_stack.bmp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8_img_of_001_stack.bmp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29_img_of_001_stack.bmp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0_img_of_001_stack.bmp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1_img_of_001_stack.bmp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2_img_of_001_stack.bmp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3_img_of_001_stack.bmp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4_img_of_001_stack.bmp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5_img_of_001_stack.bmp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6_img_of_001_stack.bmp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7_img_of_001_stack.bmp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8_img_of_001_stack.bmp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39_img_of_001_stack.bmp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0_img_of_001_stack.bmp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1_img_of_001_stack.bmp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2_img_of_001_stack.bmp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3_img_of_001_stack.bmp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4_img_of_001_stack.bmp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5_img_of_001_stack.bmp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6_img_of_001_stack.bmp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7_img_of_001_stack.bmp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8_img_of_001_stack.bmp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49_img_of_001_stack.bmp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0_img_of_001_stack.bmp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1_img_of_001_stack.bmp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2_img_of_001_stack.bmp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3_img_of_001_stack.bmp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4_img_of_001_stack.bmp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5_img_of_001_stack.bmp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6_img_of_001_stack.bmp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7_img_of_001_stack.bmp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8_img_of_001_stack.bmp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59_img_of_001_stack.bmp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0_img_of_001_stack.bmp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1_img_of_001_stack.bmp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2_img_of_001_stack.bmp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3_img_of_001_stack.bmp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4_img_of_001_stack.bmp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5_img_of_001_stack.bmp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6_img_of_001_stack.bmp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7_img_of_001_stack.bmp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8_img_of_001_stack.bmp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69_img_of_001_stack.bmp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0_img_of_001_stack.bmp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1_img_of_001_stack.bmp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2_img_of_001_stack.bmp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3_img_of_001_stack.bmp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4_img_of_001_stack.bmp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5_img_of_001_stack.bmp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6_img_of_001_stack.bmp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7_img_of_001_stack.bmp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8_img_of_001_stack.bmp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79_img_of_001_stack.bmp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0_img_of_001_stack.bmp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1_img_of_001_stack.bmp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2_img_of_001_stack.bmp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3_img_of_001_stack.bmp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4_img_of_001_stack.bmp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5_img_of_001_stack.bmp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6_img_of_001_stack.bmp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7_img_of_001_stack.bmp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8_img_of_001_stack.bmp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89_img_of_001_stack.bmp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0_img_of_001_stack.bmp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1_img_of_001_stack.bmp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2_img_of_001_stack.bmp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3_img_of_001_stack.bmp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4_img_of_001_stack.bmp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5_img_of_001_stack.bmp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6_img_of_001_stack.bmp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7_img_of_001_stack.bmp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8_img_of_001_stack.bmp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99_img_of_001_stack.bmp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0_img_of_001_stack.bmp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1_img_of_001_stack.bmp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2_img_of_001_stack.bmp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3_img_of_001_stack.bmp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4_img_of_001_stack.bmp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5_img_of_001_stack.bmp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6_img_of_001_stack.bmp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7_img_of_001_stack.bmp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8_img_of_001_stack.bmp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09_img_of_001_stack.jpg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0_img_of_001_stack.jpg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1_img_of_001_stack.jpg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2_img_of_001_stack.jpg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3_img_of_001_stack.jpg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4_img_of_001_stack.jpg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5_img_of_001_stack.jpg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6_img_of_001_stack.jpg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7_img_of_001_stack.jpg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8_img_of_001_stack.jpg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19_img_of_001_stack.jpg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0_img_of_001_stack.jpg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1_img_of_001_stack.jpg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2_img_of_001_stack.jpg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3_img_of_001_stack.jpg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4_img_of_001_stack.jpg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5_img_of_001_stack.jpg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6_img_of_001_stack.jpg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7_img_of_001_stack.jpg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8_img_of_001_stack.jpg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29_img_of_001_stack.jpg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0_img_of_001_stack.jpg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1_img_of_001_stack.jpg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2_img_of_001_stack.jpg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3_img_of_001_stack.jpg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4_img_of_001_stack.jpg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5_img_of_001_stack.jpg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6_img_of_001_stack.jpg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7_img_of_001_stack.jpg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8_img_of_001_stack.bmp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39_img_of_001_stack.jpg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0_img_of_001_stack.jpg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1_img_of_001_stack.jpg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2_img_of_001_stack.jpg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3_img_of_001_stack.jpg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4_img_of_001_stack.jpg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5_img_of_001_stack.jpg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6_img_of_001_stack.jpg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7_img_of_001_stack.jpg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148_img_of_001_stack.jpg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001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2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3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4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5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6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7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8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09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0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1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2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3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4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5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6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7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8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19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0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1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2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3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4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5_img_of_002_stack.jp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026_img_of_002_stack.jpg</text:p>
          </table:table-cell>
          <table:table-cell table:number-columns-repeated="17"/>
        </table:table-row>
        <table:table-row table:style-name="ro2" table:number-rows-repeated="1048391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3:15:46.053039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4:25:55.714442200</meta:creation-date>
    <meta:generator>LibreOffice/6.3.5.2$Linux_X86_64 LibreOffice_project/30$Build-2</meta:generator>
    <dc:date>2020-03-05T13:30:02.407477734</dc:date>
    <meta:editing-duration>PT28M6S</meta:editing-duration>
    <meta:editing-cycles>6</meta:editing-cycles>
    <meta:document-statistic meta:table-count="1" meta:cell-count="420" meta:object-count="0"/>
  </office:meta>
</office:document-meta>
</file>